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Preformatted_20_Text">
      <style:text-properties fo:font-size="15pt" style:font-size-asian="15pt" style:font-size-complex="15pt"/>
    </style:style>
    <style:style style:name="P2" style:family="paragraph" style:parent-style-name="Preformatted_20_Text">
      <style:text-properties fo:font-size="13pt" style:font-size-asian="13pt" style:font-size-complex="13pt"/>
    </style:style>
    <style:style style:name="P3" style:family="paragraph" style:parent-style-name="Preformatted_20_Text">
      <style:text-properties fo:font-size="13pt" officeooo:paragraph-rsid="0010841e" style:font-size-asian="13pt" style:font-size-complex="13pt"/>
    </style:style>
    <style:style style:name="P4" style:family="paragraph" style:parent-style-name="Preformatted_20_Text">
      <style:text-properties style:font-name="Liberation Mono" fo:font-size="13pt" style:font-name-asian="Nimbus Mono L" style:font-size-asian="13pt" style:font-name-complex="Liberation Mono" style:font-size-complex="13pt"/>
    </style:style>
    <style:style style:name="P5" style:family="paragraph" style:parent-style-name="Preformatted_20_Text">
      <style:text-properties officeooo:paragraph-rsid="0010841e"/>
    </style:style>
    <style:style style:name="P6" style:family="paragraph" style:parent-style-name="Preformatted_20_Text">
      <style:text-properties officeooo:rsid="0011c453" officeooo:paragraph-rsid="0011c453"/>
    </style:style>
    <style:style style:name="P7" style:family="paragraph" style:parent-style-name="Preformatted_20_Text">
      <style:text-properties fo:font-size="13pt" officeooo:paragraph-rsid="0010841e" style:font-size-asian="13pt" style:font-size-complex="13pt"/>
    </style:style>
    <style:style style:name="P8" style:family="paragraph" style:parent-style-name="Preformatted_20_Text">
      <style:text-properties officeooo:paragraph-rsid="0010841e"/>
    </style:style>
    <style:style style:name="T1" style:family="text">
      <style:text-properties fo:color="#ff3333"/>
    </style:style>
    <style:style style:name="T2" style:family="text">
      <style:text-properties officeooo:rsid="0013958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添加vpnaas步骤：</text:p>
      <text:p text:style-name="P2">1.控制节点：</text:p>
      <text:p text:style-name="P2"/>
      <text:p text:style-name="Preformatted_20_Text">yum install openstack-neutron-vpnaas<text:line-break/>yum install <text:a xlink:type="simple" xlink:href="ftp://195.220.108.108/linux/centos/7.3.1611/os/x86_64/Packages/libreswan-3.15-8.el7.x86_64.rpm" text:style-name="Internet_20_link" text:visited-style-name="Visited_20_Internet_20_Link">ftp://195.220.108.108/linux/centos/7.3.1611/os/x86_64/Packages/libreswan-3.15-8.el7.x86_64.rpm</text:a></text:p>
      <text:p text:style-name="Preformatted_20_Text"/>
      <text:p text:style-name="P4">2.修改配置文件：</text:p>
      <text:p text:style-name="P4"/>
      <text:p text:style-name="Preformatted_20_Text">a.修改控制节点上/etc/neutron/neutron.conf文件，在service_plugins增加对VPN插件的支持，修改如下所示<text:line-break/>service_plugins=router,firewall,metering,neutron_lbaas.service.loadbalancer.plugin.LoadBalancerPluginv2,<text:span text:style-name="T1">neutron_vpnaas.services.vpn.plugin.VPNDriverPlugin</text:span><text:line-break/>b.修改控制节点上/etc/neutron/neutron_vpnaas.conf文件<text:line-break/><text:span text:style-name="T1">service_provider = VPN:libreswan:neutron_vpnaas.services.vpn.service_drivers.ipsec.IPsecVPNDriver:default</text:span><text:line-break/>c.修改控制节点上/etc/neutron/vpn_agent.ini文件<text:line-break/>在vpnagent中添加:<text:line-break/><text:span text:style-name="T1">vpn_device_driver=neutron_vpnaas.services.vpn.device_drivers.libreswan_ipsec.LibreSwanDriver</text:span></text:p>
      <text:p text:style-name="Preformatted_20_Text"/>
      <text:p text:style-name="P3">3.因为vpnaas集成了l3-agent的类，所有vpn-agent实现了l3-agent的所有功能，所以如果启用vpn-agent，需要停掉l3-agent</text:p>
      <text:p text:style-name="P5"><text:line-break/>systemctl stop neutorn-l3-agent<text:line-break/>systemctl disable neutorn-l3-agent<text:line-break/>启动vpn-agent<text:line-break/>systemctl start neutron-vpn-agent</text:p>
      <text:p text:style-name="P5"/>
      <text:p text:style-name="P5"/>
      <text:p text:style-name="P3">创建<text:span text:style-name="T2">VPN:</text:span></text:p>
      <text:p text:style-name="P5">注意给router分配网关之前先申请floatingip。</text:p>
      <text:p text:style-name="P5"/>
      <text:p text:style-name="P3">配置过程中出现的问题：</text:p>
      <text:p text:style-name="P3"/>
      <text:p text:style-name="P6">neutron.server启动失败：</text:p>
      <text:p text:style-name="P6"><text:tab/>查看日志发现No providers specified for 'VPN' service, exiting</text:p>
      <text:p text:style-name="P6"><text:tab/>因为在配置文件中修改添加了对vpn的支持，却没有安装vpn plugin，导致启动失败。安装了openstack-neutron-vpnaas后启动成功。</text:p>
      <text:p text:style-name="P6"/>
      <text:p text:style-name="P6">router删除interface失败：</text:p>
      <text:p text:style-name="P6"><text:tab/>查看日志发现是数据库中vpnservices这个表的结构与数据库中的表不同导致，查看/usr/lib/python2.7/site-packages/neutron_vpnaas/db/vpn/vpn_module.py中的vpnservices类，与数据库中的表进行比较，将缺少的子段添加进去，重启neutron-server和neutron-vpn-agent后成功。</text:p>
      <text:p text:style-name="P6"><text:tab/>错误信息（vpn-agent.log）：DBError (pymysql.err.InternalError) (1054, u"Unknown column 'vpnservices.external_v4_ip' in 'field list'")</text:p>
      <text:p text:style-name="P6"/>
      <text:p text:style-name="P6">vpn-service-create失败：</text:p>
      <text:p text:style-name="P6"><text:tab/>查看日志发现数据库中上面加的两个子段设置为不允许空，但是却传入空值，查看vpn_module.py代码发现是允许空值的，更改子段后重启服务，创建成功。</text:p>
      <text:p text:style-name="P6"/>
      <text:p text:style-name="P6"><text:soft-page-break/>ipsec status失败：</text:p>
      <text:p text:style-name="P6"><text:tab/>执行ipsec status提示：whack: Pluto is not running (no "/var/run/pluto/pluto.ctl")</text:p>
      <text:p text:style-name="P6"><text:tab/>编辑配置文件：/etc/ipsec.conf</text:p>
      <text:p text:style-name="P6"><text:tab/>去掉注释 #version 2</text:p>
      <text:p text:style-name="P6"><text:tab/>执行ipsec setup sta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20:00:41.857791811</dc:date>
    <meta:editing-duration>PT18M22S</meta:editing-duration>
    <meta:editing-cycles>4</meta:editing-cycles>
    <meta:generator>LibreOffice/5.0.6.2$Linux_X86_64 LibreOffice_project/00$Build-2</meta:generator>
    <meta:document-statistic meta:table-count="0" meta:image-count="0" meta:object-count="0" meta:page-count="2" meta:paragraph-count="23" meta:word-count="429" meta:character-count="1665" meta:non-whitespace-character-count="1606"/>
  </office:meta>
</office:document-meta>
</file>